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style:style>
    <style:style style:name="T2" style:parent-style-name="Fuentedepárrafopredeter." style:family="text">
      <style:text-properties fo:language="es" fo:country="ES"/>
    </style:style>
    <style:style style:name="P3" style:parent-style-name="TDC1" style:family="paragraph">
      <style:paragraph-properties>
        <style:tab-stops>
          <style:tab-stop style:type="right" style:leader-style="dash" style:leader-text="-" style:position="6.1305in"/>
        </style:tab-stops>
      </style:paragraph-properties>
    </style:style>
    <style:style style:name="T4"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5" style:parent-style-name="TDC1" style:family="paragraph">
      <style:paragraph-properties>
        <style:tab-stops>
          <style:tab-stop style:type="right" style:leader-style="dash" style:leader-text="-" style:position="6.1305in"/>
        </style:tab-stops>
      </style:paragraph-properties>
    </style:style>
    <style:style style:name="T6"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7" style:parent-style-name="TDC1" style:family="paragraph">
      <style:paragraph-properties>
        <style:tab-stops>
          <style:tab-stop style:type="right" style:leader-style="dash" style:leader-text="-" style:position="6.1305in"/>
        </style:tab-stops>
      </style:paragraph-properties>
    </style:style>
    <style:style style:name="T8"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9" style:parent-style-name="TDC1" style:family="paragraph">
      <style:paragraph-properties>
        <style:tab-stops>
          <style:tab-stop style:type="right" style:leader-style="dash" style:leader-text="-" style:position="6.1305in"/>
        </style:tab-stops>
      </style:paragraph-properties>
    </style:style>
    <style:style style:name="T10"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11" style:parent-style-name="TDC1" style:family="paragraph">
      <style:paragraph-properties>
        <style:tab-stops>
          <style:tab-stop style:type="right" style:leader-style="dash" style:leader-text="-" style:position="6.1305in"/>
        </style:tab-stops>
      </style:paragraph-properties>
    </style:style>
    <style:style style:name="T12"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13" style:parent-style-name="TDC1" style:family="paragraph">
      <style:paragraph-properties>
        <style:tab-stops>
          <style:tab-stop style:type="right" style:leader-style="dash" style:leader-text="-" style:position="6.1305in"/>
        </style:tab-stops>
      </style:paragraph-properties>
    </style:style>
    <style:style style:name="T14"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15" style:parent-style-name="TDC1" style:family="paragraph">
      <style:paragraph-properties>
        <style:tab-stops>
          <style:tab-stop style:type="right" style:leader-style="dash" style:leader-text="-" style:position="6.1305in"/>
        </style:tab-stops>
      </style:paragraph-properties>
    </style:style>
    <style:style style:name="T16" style:parent-style-name="Hipervínculo" style:family="text">
      <style:text-properties style:font-name="Arial" style:font-name-complex="Arial" fo:font-weight="bold" style:font-weight-asian="bold" style:font-weight-complex="bold" fo:font-style="italic" style:font-style-asian="italic" style:font-style-complex="italic"/>
    </style:style>
    <style:style style:name="P17" style:parent-style-name="Normal" style:family="paragraph">
      <style:text-properties fo:font-weight="bold" style:font-weight-asian="bold" style:font-weight-complex="bold" fo:language="es" fo:country="ES"/>
    </style:style>
    <style:style style:name="P18" style:parent-style-name="Normal" style:family="paragraph">
      <style:text-properties fo:font-weight="bold" style:font-weight-asian="bold" style:font-weight-complex="bold" fo:language="es" fo:country="ES"/>
    </style:style>
    <style:style style:name="P19"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20" style:parent-style-name="Sinespaciado" style:family="paragraph">
      <style:paragraph-properties fo:text-align="justify"/>
      <style:text-properties style:font-name="Arial" style:font-name-complex="Arial"/>
    </style:style>
    <style:style style:name="P21" style:parent-style-name="Sinespaciado" style:family="paragraph">
      <style:paragraph-properties fo:text-align="justify"/>
      <style:text-properties style:font-name="Arial" style:font-name-complex="Arial"/>
    </style:style>
    <style:style style:name="P22" style:parent-style-name="Sinespaciado" style:family="paragraph">
      <style:paragraph-properties fo:text-align="justify"/>
      <style:text-properties style:font-name="Arial" style:font-name-complex="Arial"/>
    </style:style>
    <style:style style:name="P23" style:parent-style-name="Sinespaciado" style:family="paragraph">
      <style:paragraph-properties fo:text-align="justify"/>
      <style:text-properties style:font-name="Arial" style:font-name-complex="Arial"/>
    </style:style>
    <style:style style:name="P24"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25" style:parent-style-name="Sinespaciado" style:family="paragraph">
      <style:paragraph-properties fo:text-align="justify"/>
      <style:text-properties style:font-name="Arial" style:font-name-complex="Arial"/>
    </style:style>
    <style:style style:name="P26" style:parent-style-name="Sinespaciado" style:family="paragraph">
      <style:paragraph-properties fo:text-align="justify"/>
      <style:text-properties style:font-name="Arial" style:font-name-complex="Arial"/>
    </style:style>
    <style:style style:name="P27"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28" style:parent-style-name="Sinespaciado" style:family="paragraph">
      <style:text-properties style:font-name="Arial" style:font-name-complex="Arial"/>
    </style:style>
    <style:style style:name="P29" style:parent-style-name="Sinespaciado" style:family="paragraph">
      <style:text-properties style:font-name="Arial" style:font-name-complex="Arial"/>
    </style:style>
    <style:style style:name="P30" style:parent-style-name="Sinespaciado" style:family="paragraph">
      <style:text-properties style:font-name="Arial" style:font-name-complex="Arial"/>
    </style:style>
    <style:style style:name="P31" style:parent-style-name="Sinespaciado" style:family="paragraph">
      <style:paragraph-properties fo:text-align="justify"/>
      <style:text-properties style:font-name="Arial" style:font-name-complex="Arial"/>
    </style:style>
    <style:style style:name="P32" style:parent-style-name="Sinespaciado" style:family="paragraph">
      <style:text-properties style:font-name="Arial" style:font-name-complex="Arial"/>
    </style:style>
    <style:style style:name="P33" style:parent-style-name="Sinespaciado" style:family="paragraph">
      <style:text-properties style:font-name="Arial" style:font-name-complex="Arial"/>
    </style:style>
    <style:style style:name="P34" style:parent-style-name="Sinespaciado" style:family="paragraph">
      <style:text-properties style:font-name="Arial" style:font-name-complex="Arial"/>
    </style:style>
    <style:style style:name="P35" style:parent-style-name="Sinespaciado" style:family="paragraph">
      <style:text-properties style:font-name="Arial" style:font-name-complex="Arial"/>
    </style:style>
    <style:style style:name="P36" style:parent-style-name="Sinespaciado" style:family="paragraph">
      <style:text-properties style:font-name="Arial" style:font-name-complex="Arial"/>
    </style:style>
    <style:style style:name="P37" style:parent-style-name="Sinespaciado" style:family="paragraph">
      <style:text-properties style:font-name="Arial" style:font-name-complex="Arial"/>
    </style:style>
    <style:style style:name="P38" style:parent-style-name="Sinespaciado" style:family="paragraph">
      <style:text-properties style:font-name="Arial" style:font-name-complex="Arial"/>
    </style:style>
    <style:style style:name="P39" style:parent-style-name="Sinespaciado" style:family="paragraph">
      <style:text-properties style:font-name="Arial" style:font-name-complex="Arial"/>
    </style:style>
    <style:style style:name="P40" style:parent-style-name="Sinespaciado" style:family="paragraph">
      <style:text-properties style:font-name="Arial" style:font-name-complex="Arial"/>
    </style:style>
    <style:style style:name="P41" style:parent-style-name="Sinespaciado" style:family="paragraph">
      <style:text-properties style:font-name="Arial" style:font-name-complex="Arial"/>
    </style:style>
    <style:style style:name="P42" style:parent-style-name="Sinespaciado" style:family="paragraph">
      <style:text-properties style:font-name="Arial" style:font-name-complex="Arial"/>
    </style:style>
    <style:style style:name="P43" style:parent-style-name="Sinespaciado" style:family="paragraph">
      <style:text-properties style:font-name="Arial" style:font-name-complex="Arial"/>
    </style:style>
    <style:style style:name="P44" style:parent-style-name="Sinespaciado" style:family="paragraph">
      <style:text-properties style:font-name="Arial" style:font-name-complex="Arial"/>
    </style:style>
    <style:style style:name="P45" style:parent-style-name="Sinespaciado" style:family="paragraph">
      <style:text-properties style:font-name="Arial" style:font-name-complex="Arial"/>
    </style:style>
    <style:style style:name="P46" style:parent-style-name="Sinespaciado" style:family="paragraph">
      <style:text-properties style:font-name="Arial" style:font-name-complex="Arial"/>
    </style:style>
    <style:style style:name="P47" style:parent-style-name="Sinespaciado" style:family="paragraph">
      <style:text-properties style:font-name="Arial" style:font-name-complex="Arial"/>
    </style:style>
    <style:style style:name="P48" style:parent-style-name="Sinespaciado" style:family="paragraph">
      <style:text-properties style:font-name="Arial" style:font-name-complex="Arial"/>
    </style:style>
    <style:style style:name="P49" style:parent-style-name="Sinespaciado" style:family="paragraph">
      <style:text-properties style:font-name="Arial" style:font-name-complex="Arial"/>
    </style:style>
    <style:style style:name="P50" style:parent-style-name="Sinespaciado" style:family="paragraph">
      <style:text-properties style:font-name="Arial" style:font-name-complex="Arial"/>
    </style:style>
    <style:style style:name="P51" style:parent-style-name="Sinespaciado" style:family="paragraph">
      <style:text-properties style:font-name="Arial" style:font-name-complex="Arial"/>
    </style:style>
    <style:style style:name="P52" style:parent-style-name="Sinespaciado" style:family="paragraph">
      <style:text-properties style:font-name="Arial" style:font-name-complex="Arial"/>
    </style:style>
    <style:style style:name="P53" style:parent-style-name="Sinespaciado" style:family="paragraph">
      <style:text-properties style:font-name="Arial" style:font-name-complex="Arial"/>
    </style:style>
    <style:style style:name="P54" style:parent-style-name="Sinespaciado" style:family="paragraph">
      <style:text-properties style:font-name="Arial" style:font-name-complex="Arial"/>
    </style:style>
    <style:style style:name="P55" style:parent-style-name="Sinespaciado" style:family="paragraph">
      <style:text-properties style:font-name="Arial" style:font-name-complex="Arial"/>
    </style:style>
    <style:style style:name="P56" style:parent-style-name="Sinespaciado" style:family="paragraph">
      <style:text-properties style:font-name="Arial" style:font-name-complex="Arial"/>
    </style:style>
    <style:style style:name="P57" style:parent-style-name="Sinespaciado" style:family="paragraph">
      <style:text-properties style:font-name="Arial" style:font-name-complex="Arial"/>
    </style:style>
    <style:style style:name="P58" style:parent-style-name="Sinespaciado" style:family="paragraph">
      <style:paragraph-properties fo:text-align="justify"/>
      <style:text-properties style:font-name="Arial" style:font-name-complex="Arial"/>
    </style:style>
    <style:style style:name="P59"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60" style:parent-style-name="Sinespaciado" style:family="paragraph">
      <style:paragraph-properties fo:text-align="justify"/>
      <style:text-properties style:font-name="Arial" style:font-name-complex="Arial"/>
    </style:style>
    <style:style style:name="P61" style:parent-style-name="Sinespaciado" style:list-style-name="LFO4" style:family="paragraph">
      <style:paragraph-properties fo:text-align="justify"/>
      <style:text-properties style:font-name="Arial" style:font-name-complex="Arial"/>
    </style:style>
    <style:style style:name="P62" style:parent-style-name="Sinespaciado" style:list-style-name="LFO4" style:family="paragraph">
      <style:paragraph-properties fo:text-align="justify"/>
      <style:text-properties style:font-name="Arial" style:font-name-complex="Arial"/>
    </style:style>
    <style:style style:name="P63" style:parent-style-name="Sinespaciado" style:list-style-name="LFO4" style:family="paragraph">
      <style:paragraph-properties fo:text-align="justify"/>
      <style:text-properties style:font-name="Arial" style:font-name-complex="Arial"/>
    </style:style>
    <style:style style:name="P64" style:parent-style-name="Sinespaciado" style:list-style-name="LFO4" style:family="paragraph">
      <style:paragraph-properties fo:text-align="justify"/>
      <style:text-properties style:font-name="Arial" style:font-name-complex="Arial"/>
    </style:style>
    <style:style style:name="P65" style:parent-style-name="Sinespaciado" style:list-style-name="LFO4" style:family="paragraph">
      <style:paragraph-properties fo:text-align="justify"/>
      <style:text-properties style:font-name="Arial" style:font-name-complex="Arial"/>
    </style:style>
    <style:style style:name="P66" style:parent-style-name="Sinespaciado" style:list-style-name="LFO4" style:family="paragraph">
      <style:paragraph-properties fo:text-align="justify"/>
      <style:text-properties style:font-name="Arial" style:font-name-complex="Arial"/>
    </style:style>
    <style:style style:name="P67" style:parent-style-name="Sinespaciado" style:list-style-name="LFO4" style:family="paragraph">
      <style:paragraph-properties fo:text-align="justify"/>
      <style:text-properties style:font-name="Arial" style:font-name-complex="Arial"/>
    </style:style>
    <style:style style:name="P68" style:parent-style-name="Sinespaciado" style:list-style-name="LFO4" style:family="paragraph">
      <style:paragraph-properties fo:text-align="justify"/>
      <style:text-properties style:font-name="Arial" style:font-name-complex="Arial"/>
    </style:style>
    <style:style style:name="P69" style:parent-style-name="Sinespaciado" style:list-style-name="LFO4" style:family="paragraph">
      <style:paragraph-properties fo:text-align="justify"/>
      <style:text-properties style:font-name="Arial" style:font-name-complex="Arial"/>
    </style:style>
    <style:style style:name="P70" style:parent-style-name="Sinespaciado" style:family="paragraph">
      <style:paragraph-properties fo:text-align="justify"/>
      <style:text-properties style:font-name="Arial" style:font-name-complex="Arial"/>
    </style:style>
    <style:style style:name="P71" style:parent-style-name="Sinespaciado" style:family="paragraph">
      <style:paragraph-properties fo:text-align="justify"/>
      <style:text-properties style:font-name="Arial" style:font-name-complex="Arial"/>
    </style:style>
    <style:style style:name="P72" style:parent-style-name="Sinespaciado" style:family="paragraph">
      <style:paragraph-properties fo:text-align="justify"/>
      <style:text-properties style:font-name="Arial" style:font-name-complex="Arial"/>
    </style:style>
    <style:style style:name="P73"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74" style:parent-style-name="Sinespaciado" style:family="paragraph">
      <style:paragraph-properties fo:text-align="justify"/>
      <style:text-properties style:font-name="Arial" style:font-name-complex="Arial"/>
    </style:style>
    <style:style style:name="P75" style:parent-style-name="Sinespaciado" style:family="paragraph">
      <style:paragraph-properties fo:text-align="justify"/>
      <style:text-properties style:font-name="Arial" style:font-name-complex="Arial"/>
    </style:style>
    <style:style style:name="P76"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77" style:parent-style-name="Sinespaciado" style:family="paragraph">
      <style:paragraph-properties fo:text-align="justify"/>
      <style:text-properties style:font-name="Arial" style:font-name-complex="Arial"/>
    </style:style>
    <style:style style:name="P78" style:parent-style-name="Sinespaciado" style:family="paragraph">
      <style:paragraph-properties fo:text-align="justify"/>
      <style:text-properties style:font-name="Arial" style:font-name-complex="Arial"/>
    </style:style>
    <style:style style:name="P79" style:parent-style-name="Título1" style:family="paragraph">
      <style:paragraph-properties fo:text-align="justify"/>
      <style:text-properties style:font-name="Arial" style:font-name-complex="Arial" fo:font-weight="bold" style:font-weight-asian="bold" style:font-weight-complex="bold" fo:font-style="italic" style:font-style-asian="italic" style:font-style-complex="italic" style:use-window-font-color="true" fo:font-size="14pt" style:font-size-asian="14pt" style:font-size-complex="14pt" style:text-underline-type="single" style:text-underline-style="solid" style:text-underline-width="auto" style:text-underline-mode="continuous"/>
    </style:style>
    <style:style style:name="P80" style:parent-style-name="Sinespaciado" style:family="paragraph">
      <style:paragraph-properties fo:text-align="justify"/>
      <style:text-properties style:font-name="Arial" style:font-name-complex="Arial"/>
    </style:style>
    <style:style style:name="P81" style:parent-style-name="Sinespaciado" style:family="paragraph">
      <style:paragraph-properties fo:text-align="justify"/>
    </style:style>
    <style:style style:name="T82" style:parent-style-name="Hipervínculo" style:family="text">
      <style:text-properties style:font-name="Arial" style:font-name-complex="Arial" style:use-window-font-color="true"/>
    </style:style>
    <style:style style:name="P83" style:parent-style-name="Sinespaciado" style:family="paragraph">
      <style:paragraph-properties fo:text-align="justify"/>
      <style:text-properties style:font-name="Arial" style:font-name-complex="Arial"/>
    </style:style>
  </office:automatic-styles>
  <office:body>
    <office:text text:use-soft-page-breaks="true">
      <text:p text:style-name="P1">BITÁCORA DE PROMPTS<text:line-break/>Proyecto: Calabozo Místico<text:line-break/>Curso: Estructuras de Datos</text:p>
      <text:p text:style-name="Sinespaciado">Integrantes:</text:p>
      <text:p text:style-name="Sinespaciado">Carlos López Sánchez — 402540290<text:line-break/>Génesis Bermúdez Chávez — 118590603<text:line-break/>Derek Espinach Murillo — 118740813</text:p>
      <text:p text:style-name="Sinespaciado"/>
      <text:p text:style-name="Sinespaciado"/>
      <text:p text:style-name="Sinespaciado"/>
      <text:p text:style-name="Sinespaciado"/>
      <text:p text:style-name="TítuloTDC"><text:span text:style-name="T2">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21721734" office:target-frame-name="_top" xlink:show="replace"><text:span text:style-name="T4">Introducción</text:span><text:tab/>1</text:a></text:p>
          <text:p text:style-name="P5"><text:a xlink:href="#_Toc221721735" office:target-frame-name="_top" xlink:show="replace"><text:span text:style-name="T6">1. Objetivo de la Bitácora</text:span><text:tab/>2</text:a></text:p>
          <text:p text:style-name="P7"><text:a xlink:href="#_Toc221721736" office:target-frame-name="_top" xlink:show="replace"><text:span text:style-name="T8">2. Lista de Prompts Utilizados</text:span><text:tab/>2</text:a></text:p>
          <text:p text:style-name="P9"><text:a xlink:href="#_Toc221721737" office:target-frame-name="_top" xlink:show="replace"><text:span text:style-name="T10">3. Uso de los Prompts en el Desarrollo</text:span><text:tab/>3</text:a></text:p>
          <text:p text:style-name="P11"><text:a xlink:href="#_Toc221721738" office:target-frame-name="_top" xlink:show="replace"><text:span text:style-name="T12">4. Metodología de uso de la Herramienta</text:span><text:tab/>4</text:a></text:p>
          <text:p text:style-name="P13"><text:a xlink:href="#_Toc221721739" office:target-frame-name="_top" xlink:show="replace"><text:span text:style-name="T14">5. Conclusión</text:span><text:tab/>4</text:a></text:p>
          <text:p text:style-name="P15"><text:a xlink:href="#_Toc221721740" office:target-frame-name="_top" xlink:show="replace"><text:span text:style-name="T16">6. Repositorio del Proyecto</text:span><text:tab/>4</text:a></text:p>
        </text:index-body>
      </text:table-of-content>
      <text:p text:style-name="Normal"/>
      <text:p text:style-name="P17"/>
      <text:p text:style-name="P18"/>
      <text:p text:style-name="Normal"/>
      <text:h text:style-name="P19" text:outline-level="1"><text:bookmark-start text:name="_Toc221721734"/>Introducción<text:bookmark-end text:name="_Toc221721734"/></text:h>
      <text:p text:style-name="P20">El presente documento recopila la bitácora de prompts utilizados durante el desarrollo del proyecto Calabozo Místico, un videojuego 2D basado en un tablero tipo grid, desarrollado en Python utilizando la librería Pygame.<text:line-break/>El objetivo de esta bitácora es evidenciar el proceso de investigación, toma de decisiones técnicas y resolución de problemas mediante el uso de herramientas de apoyo como modelos de lenguaje (LLM), los cuales fueron empleados como guía de aprendizaje y consulta durante la implementación del sistema.</text:p>
      <text:p text:style-name="P21"/>
      <text:p text:style-name="P22"/>
      <text:p text:style-name="P23"/>
      <text:h text:style-name="P24" text:outline-level="1"><text:bookmark-start text:name="_Toc221721735"/><text:soft-page-break/>1. Objetivo de la Bitácora<text:bookmark-end text:name="_Toc221721735"/></text:h>
      <text:p text:style-name="P25">Documentar los prompts utilizados durante el desarrollo del proyecto, los cuales sirvieron como guía para investigar, diseñar e implementar las distintas funcionalidades del videojuego solicitado.</text:p>
      <text:p text:style-name="P26"/>
      <text:h text:style-name="P27" text:outline-level="1"><text:bookmark-start text:name="_Toc221721736"/>2. Lista de Prompts Utilizados<text:bookmark-end text:name="_Toc221721736"/></text:h>
      <text:p text:style-name="P28">Prompt 1:<text:line-break/>¿Cómo se puede integrar un archivo .json para leerlo en código Python?</text:p>
      <text:p text:style-name="P29"/>
      <text:p text:style-name="P30">Prompt 2:<text:line-break/>¿Cómo se instala la librería pygame correctamente en el entorno de desarrollo?</text:p>
      <text:p text:style-name="P31"/>
      <text:p text:style-name="P32">Prompt 3:<text:line-break/>Dame los pasos para generar un mapa tipo grid usando pygame.</text:p>
      <text:p text:style-name="P33"/>
      <text:p text:style-name="P34">Prompt 4:<text:line-break/>Genera un método para mover los jugadores por el mapa respetando las colisiones con paredes.</text:p>
      <text:p text:style-name="P35"/>
      <text:p text:style-name="P36">Prompt 5:<text:line-break/>¿Cómo implementarías una función para guardar el estado del juego y luego ser recuperado por la función load?</text:p>
      <text:p text:style-name="P37"/>
      <text:p text:style-name="P38">Prompt 6:<text:line-break/>¿Qué significa el error:<text:line-break/>pygame-ce 2.5.6 (SDL 2.32.10, Python 3.14.2) Error cargando el nivel: 'keys'?</text:p>
      <text:p text:style-name="P39"/>
      <text:p text:style-name="P40">Prompt 7:<text:line-break/>¿Qué pasos tomarías para crear el JSON de niveles del juego?</text:p>
      <text:p text:style-name="P41"/>
      <text:p text:style-name="P42">Prompt 8:<text:line-break/>¿Cómo recuperar una partida guardada en el JSON?</text:p>
      <text:p text:style-name="P43"/>
      <text:p text:style-name="P44">Prompt 9:<text:line-break/>Créame un método para recuperar el JSON guardado y restaurar el estado del juego.</text:p>
      <text:p text:style-name="P45"/>
      <text:p text:style-name="P46">Prompt 10:<text:line-break/>¿Cómo puedo implementar un menú principal interactivo en pygame con las opciones "Nueva Partida”, “Cargar Partida” y “Salir”, ¿incluyendo navegación con teclado y selección con mouse?</text:p>
      <text:p text:style-name="P47"/>
      <text:p text:style-name="P48"/>
      <text:soft-page-break/>
      <text:p text:style-name="P49">Prompt 11:<text:line-break/>¿Cómo puedo implementar un sistema de replay que registre los movimientos del jugador durante la partida y permita reproducir únicamente la última partida ganada desde el menú principal?</text:p>
      <text:p text:style-name="P50"/>
      <text:p text:style-name="P51">Prompt 12:<text:line-break/>¿Cómo puedo manejar correctamente los estados del juego (MENU, GAME, REPLAY, GAME_OVER) para garantizar transiciones adecuadas entre pantallas sin que el programa regrese a la consola?</text:p>
      <text:p text:style-name="P52"/>
      <text:p text:style-name="P53">Prompt 13:<text:line-break/>¿Cómo puedo validar que el jugador solo pueda salir del mapa cuando haya recolectado todas las llaves requeridas y mostrar un mensaje informativo si intenta salir antes de cumplir la condición?</text:p>
      <text:p text:style-name="P54"/>
      <text:p text:style-name="P55">Prompt 14:<text:line-break/>¿Qué estructura de datos y algoritmo puedo usar para que los dragones encuentren rutas válidas dentro del grid (por ejemplo BFS o A*)?</text:p>
      <text:p text:style-name="P56"/>
      <text:p text:style-name="P57">Prompt 15:<text:line-break/>¿Cómo detectar colisiones entre jugador y enemigos en pygame y definir correctamente la condición de Game Over?</text:p>
      <text:p text:style-name="P58"/>
      <text:h text:style-name="P59" text:outline-level="1"><text:bookmark-start text:name="_Toc221721737"/>3. Uso de los Prompts en el Desarrollo<text:bookmark-end text:name="_Toc221721737"/></text:h>
      <text:p text:style-name="P60">Los prompts fueron utilizados como apoyo conceptual y técnico para:</text:p>
      <text:list text:style-name="LFO4" text:continue-numbering="true">
        <text:list-item>
          <text:p text:style-name="P61">Comprender la lectura y escritura de archivos JSON para niveles y partidas guardadas.</text:p>
        </text:list-item>
        <text:list-item>
          <text:p text:style-name="P62">Implementar la lógica del tablero basado en una cuadrícula (grid).</text:p>
        </text:list-item>
        <text:list-item>
          <text:p text:style-name="P63">Controlar el movimiento del jugador respetando restricciones del entorno.</text:p>
        </text:list-item>
        <text:list-item>
          <text:p text:style-name="P64">Diseñar el sistema de guardado y carga de partidas.</text:p>
        </text:list-item>
        <text:list-item>
          <text:p text:style-name="P65">Construir la interfaz gráfica interactiva mediante Pygame.</text:p>
        </text:list-item>
        <text:list-item>
          <text:p text:style-name="P66">Implementar la lógica de los enemigos (dragones) utilizando algoritmos de búsqueda de rutas.</text:p>
        </text:list-item>
        <text:list-item>
          <text:p text:style-name="P67">Gestionar los diferentes estados del juego y el flujo de ejecución.</text:p>
        </text:list-item>
        <text:list-item>
          <text:p text:style-name="P68">Crear el sistema de repetición (replay) solicitado en los requisitos del proyecto.</text:p>
        </text:list-item>
        <text:list-item>
          <text:p text:style-name="P69">Resolver errores técnicos durante la integración de archivos, eventos y estructuras de datos.</text:p>
        </text:list-item>
      </text:list>
      <text:p text:style-name="P70"/>
      <text:p text:style-name="P71"/>
      <text:p text:style-name="P72"/>
      <text:h text:style-name="P73" text:outline-level="1"><text:bookmark-start text:name="_Toc221721738"/><text:soft-page-break/>4. Metodología de<text:s/>uso de la Herramienta<text:bookmark-end text:name="_Toc221721738"/></text:h>
      <text:p text:style-name="P74">Los modelos de lenguaje se utilizaron como una herramienta de consulta académica similar a documentación técnica.<text:line-break/>Cada respuesta fue analizada, adaptada y comprendida antes de integrarse al código, asegurando que la implementación final fuera desarrollada y entendida por los integrantes del grupo.</text:p>
      <text:p text:style-name="P75"/>
      <text:h text:style-name="P76" text:outline-level="1"><text:bookmark-start text:name="_Toc221721739"/>5. Conclusión<text:bookmark-end text:name="_Toc221721739"/></text:h>
      <text:p text:style-name="P77">El uso de prompts permitió agilizar la investigación, aclarar conceptos clave y resolver problemas técnicos durante el desarrollo del videojuego.<text:line-break/>Esta herramienta funcionó como un apoyo complementario al aprendizaje, favoreciendo la comprensión de estructuras de datos, manejo de archivos, lógica de videojuegos y organización del código en Python.</text:p>
      <text:p text:style-name="P78"/>
      <text:h text:style-name="P79" text:outline-level="1"><text:bookmark-start text:name="_Toc221721740"/>6. Repositorio del Proyecto<text:bookmark-end text:name="_Toc221721740"/></text:h>
      <text:p text:style-name="P80">El código fuente, junto con los archivos de niveles y recursos utilizados, se encuentra disponible en el siguiente repositorio:</text:p>
      <text:p text:style-name="P81"><text:a xlink:href="https://github.com/Dereko51420/Proyecto-Estructuras-de-Datos.git" office:target-frame-name="_top" xlink:show="replace"><text:span text:style-name="T82">https://github.com/Dereko51420/Proyecto-Estructuras-de-Datos.git</text:span></text:a></text:p>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Sinespaciado" style:display-name="Sin espaciado" style:family="paragraph">
      <style:paragraph-properties fo:margin-bottom="0in" fo:line-height="100%"/>
      <style:text-properties fo:hyphenate="false"/>
    </style:style>
    <style:style style:name="Índice1" style:display-name="Índice 1" style:family="paragraph" style:parent-style-name="Normal" style:next-style-name="Normal" style:auto-update="true">
      <style:paragraph-properties fo:margin-bottom="0in" fo:margin-left="0.1666in" fo:text-indent="-0.1666in">
        <style:tab-stops/>
      </style:paragraph-properties>
      <style:text-properties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333in" fo:text-indent="-0.1666in">
        <style:tab-stops/>
      </style:paragraph-properties>
      <style:text-properties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5in" fo:text-indent="-0.1666in">
        <style:tab-stops/>
      </style:paragraph-properties>
      <style:text-properties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666in" fo:text-indent="-0.1666in">
        <style:tab-stops/>
      </style:paragraph-properties>
      <style:text-properties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8333in" fo:text-indent="-0.1666in">
        <style:tab-stops/>
      </style:paragraph-properties>
      <style:text-properties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1in" fo:text-indent="-0.1666in">
        <style:tab-stops/>
      </style:paragraph-properties>
      <style:text-properties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1666in" fo:text-indent="-0.1666in">
        <style:tab-stops/>
      </style:paragraph-properties>
      <style:text-properties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3333in" fo:text-indent="-0.1666in">
        <style:tab-stops/>
      </style:paragraph-properties>
      <style:text-properties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5in" fo:text-indent="-0.1666in">
        <style:tab-stops/>
      </style:paragraph-properties>
      <style:text-properties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fo:font-weight="bold" style:font-weight-asian="bold" style:font-weight-complex="bold" fo:font-size="13pt" style:font-size-asian="13pt" style:font-size-complex="13pt" fo:hyphenate="false"/>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G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Encabezado"><draw:frame draw:z-index="251658240" draw:style-name="a0" draw:name="Imagen 1" text:anchor-type="paragraph" svg:x="5.90516in" svg:y="-0.3529in" svg:width="1.22569in" svg:height="0.99792in" style:rel-width="scale" style:rel-height="scale"><draw:image xlink:href="media/image1.png" xlink:type="simple" xlink:show="embed" xlink:actuate="onLoad"/><svg:title/><svg:desc>Imagen gráfica UNA</svg:desc></draw:frame></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rek Espinach</meta:initial-creator>
    <dc:creator>Derek Espinach</dc:creator>
    <meta:creation-date>2026-02-11T23:03:00Z</meta:creation-date>
    <dc:date>2026-02-11T23:03:00Z</dc:date>
    <meta:template xlink:href="Normal" xlink:type="simple"/>
    <meta:editing-cycles>2</meta:editing-cycles>
    <meta:editing-duration>PT60S</meta:editing-duration>
    <meta:document-statistic meta:page-count="4" meta:paragraph-count="10" meta:word-count="824" meta:character-count="5347" meta:row-count="37" meta:non-whitespace-character-count="4533"/>
  </office:meta>
</office:document-meta>
</file>